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/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Aineopintojen harjoitustyö: Tietorakenteet ja algoritmit</text:span></text:p>
      <text:p text:style-name="P1"><text:tab/>Loppukesä 2013</text:p>
      <text:p text:style-name="P1"><text:tab/>Aleksi Paavola</text:p>
      <text:p text:style-name="Standard"/>
      <text:p text:style-name="Standard"><text:tab/>Aihe: Ohjelma tiedostojen pakkaukseen ja purkamiseen (esimerkkiaiheista).</text:p>
      <text:p text:style-name="Standard"/>
      <text:p text:style-name="Standard"><text:tab/><text:tab/><text:span text:style-name="T2">Ongelmankuvaus: </text:span><text:span text:style-name="T3">Tiedosto tulisi saada mahtumaan pienempään tilaan, miten tämä <text:tab/>onnistuu? Toivottava lopullinen koko on 40-60% alkuperäisestä koosta. Tiedosto pitää <text:tab/>myös <text:tab/>pysytä avaamaan alkuperäiseen muotoon myöhemmin.</text:span></text:p>
      <text:p text:style-name="Standard"><text:span text:style-name="T2"/></text:p>
      <text:p text:style-name="Standard"><text:span text:style-name="T2"><text:tab/><text:tab/></text:span> Ohjelma ottaa syötteekseen pakattavan tai purettavan tiedoston ja palauttaa tehtävästä <text:tab/>riippuen joko pakatun tai puretun tiedoston.</text:p>
      <text:p text:style-name="Standard"><text:tab/>Ohjelmalle toteutetaan Javan valmiilla kirjastoilla graafinen käyttöliittymä, jolla voi valita <text:tab/>tiedoston ja sille suoritettavan tehtävän.</text:p>
      <text:p text:style-name="Standard"><text:tab/></text:p>
      <text:p text:style-name="Standard"><text:tab/><text:tab/>Toteutetaan Huffman-koodauksella, joka käyttää tietorakenteinaan binääripuuta ja kahta <text:s text:c="2"/><text:tab/>prioriteettijonoa.</text:p>
      <text:list xml:id="list780538345" text:style-name="L1">
        <text:list-item>
          <text:list>
            <text:list-item>
              <text:p text:style-name="P2">Binääripuun koko: Puussa, jossa on n lasta, on 2n-1 aikuista</text:p>
            </text:list-item>
            <text:list-item>
              <text:p text:style-name="P2">Prioriteettijonon aikavaativuus yhdelle lisäykselle O(log n)</text:p>
            </text:list-item>
          </text:list>
        </text:list-item>
      </text:list>
      <text:p text:style-name="Standard"><text:tab/>Aikavaativuuden tavoite algoritmille on toimia binääripuun ja prioriteettijonon <text:tab/>rajoitustenmukaisessa ajassa O(n logn), missä n on syötteen symbolien määrä.</text:p>
      <text:p text:style-name="Standard"/>
      <text:p text:style-name="Standard"><text:tab/><text:tab/>Valitsin tämän aiheen harjoitustyökseni, koska koen sen sopivan hyvin tämänhetkisille <text:tab/>ohjelmointitaidoillen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 Paavola</meta:initial-creator>
    <meta:creation-date>2013-08-01T13:16:39</meta:creation-date>
    <dc:date>2013-08-01T14:00:13</dc:date>
    <dc:creator>Aleksi Paavola</dc:creator>
    <meta:editing-duration>PT41M52S</meta:editing-duration>
    <meta:editing-cycles>30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30" meta:character-count="1159" meta:non-whitespace-character-count="1143"/>
  </office:meta>
</office:document-meta>
</file>